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8.114cm"/>
    </style:style>
    <style:style style:name="co2" style:family="table-column">
      <style:table-column-properties fo:break-before="auto" style:column-width="1.605cm"/>
    </style:style>
    <style:style style:name="co3" style:family="table-column">
      <style:table-column-properties fo:break-before="auto" style:column-width="7.87cm"/>
    </style:style>
    <style:style style:name="co4" style:family="table-column">
      <style:table-column-properties fo:break-before="auto" style:column-width="0.653cm"/>
    </style:style>
    <style:style style:name="co5" style:family="table-column">
      <style:table-column-properties fo:break-before="auto" style:column-width="3.948cm"/>
    </style:style>
    <style:style style:name="co6" style:family="table-column">
      <style:table-column-properties fo:break-before="auto" style:column-width="1.633cm"/>
    </style:style>
    <style:style style:name="co7" style:family="table-column">
      <style:table-column-properties fo:break-before="auto" style:column-width="3.976cm"/>
    </style:style>
    <style:style style:name="co8" style:family="table-column">
      <style:table-column-properties fo:break-before="auto" style:column-width="0.762cm"/>
    </style:style>
    <style:style style:name="co9" style:family="table-column">
      <style:table-column-properties fo:break-before="auto" style:column-width="7.978cm"/>
    </style:style>
    <style:style style:name="co10" style:family="table-column">
      <style:table-column-properties fo:break-before="auto" style:column-width="2.205cm"/>
    </style:style>
    <style:style style:name="co11" style:family="table-column">
      <style:table-column-properties fo:break-before="auto" style:column-width="7.733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1013" table:default-cell-style-name="Default"/>
        <table:table-row table:style-name="ro1">
          <table:table-cell table:style-name="ce1" office:value-type="string">
            <text:p>Testing with init. cond.: x = [0, 0.445], v = [cos 1, sin 1], r = 0.1</text:p>
          </table:table-cell>
          <table:table-cell table:style-name="ce1" table:number-columns-repeated="1023"/>
        </table:table-row>
        <table:table-row table:style-name="ro1">
          <table:table-cell table:style-name="ce1" table:number-columns-repeated="1024"/>
        </table:table-row>
        <table:table-row table:style-name="ro1">
          <table:table-cell table:style-name="ce1" office:value-type="string">
            <text:p>lorentz-gas2.jl (classic)</text:p>
          </table:table-cell>
          <table:table-cell table:style-name="ce1" table:number-columns-repeated="3"/>
          <table:table-cell table:style-name="ce1" office:value-type="string">
            <text:p>lorentz-gas.jl (very inefficient)</text:p>
          </table:table-cell>
          <table:table-cell table:style-name="ce1" table:number-columns-repeated="3"/>
          <table:table-cell table:style-name="ce1" office:value-type="string">
            <text:p>EfficientLorentz.jl</text:p>
          </table:table-cell>
          <table:table-cell table:style-name="ce1" table:number-columns-repeated="1015"/>
        </table:table-row>
        <table:table-row table:style-name="ro2">
          <table:table-cell table:style-name="ce1" office:value-type="string">
            <text:p>Places</text:p>
          </table:table-cell>
          <table:table-cell table:style-name="ce1" office:value-type="string">
            <text:p>Circles</text:p>
          </table:table-cell>
          <table:table-cell table:style-name="ce1" office:value-type="string">
            <text:p>Speeds</text:p>
          </table:table-cell>
          <table:table-cell table:style-name="ce1"/>
          <table:table-cell table:style-name="ce1" office:value-type="string">
            <text:p>Places</text:p>
          </table:table-cell>
          <table:table-cell table:style-name="ce1" office:value-type="string">
            <text:p>Circles</text:p>
          </table:table-cell>
          <table:table-cell table:style-name="ce1" office:value-type="string">
            <text:p>Speeds</text:p>
          </table:table-cell>
          <table:table-cell table:style-name="ce1"/>
          <table:table-cell table:style-name="ce1" office:value-type="string">
            <text:p>Places</text:p>
          </table:table-cell>
          <table:table-cell table:style-name="ce1" office:value-type="string">
            <text:p>Circles</text:p>
          </table:table-cell>
          <table:table-cell table:style-name="ce1" office:value-type="string">
            <text:p>Speeds</text:p>
          </table:table-cell>
          <table:table-cell table:style-name="ce1" table:number-columns-repeated="1013"/>
        </table:table-row>
        <table:table-row table:style-name="ro2">
          <table:table-cell office:value-type="string">
            <text:p>[0.0,0.445]</text:p>
          </table:table-cell>
          <table:table-cell/>
          <table:table-cell office:value-type="string">
            <text:p>[0.5403023058681398,0.8414709848078965]</text:p>
          </table:table-cell>
          <table:table-cell/>
          <table:table-cell office:value-type="string">
            <text:p>[0.0,0.445]</text:p>
          </table:table-cell>
          <table:table-cell/>
          <table:table-cell office:value-type="string">
            <text:p>[0.540302,0.841471]</text:p>
          </table:table-cell>
          <table:table-cell/>
          <table:table-cell office:value-type="string">
            <text:p>[0.0,0.445]</text:p>
          </table:table-cell>
          <table:table-cell/>
          <table:table-cell office:value-type="string">
            <text:p>[0.5403023058681398,0.8414709848078965]</text:p>
          </table:table-cell>
          <table:table-cell table:number-columns-repeated="1013"/>
        </table:table-row>
        <table:table-row table:style-name="ro2">
          <table:table-cell office:value-type="string">
            <text:p>[0.9448796725624946,1.9165629009182235]</text:p>
          </table:table-cell>
          <table:table-cell office:value-type="string">
            <text:p>[1,2]</text:p>
          </table:table-cell>
          <table:table-cell office:value-type="string">
            <text:p>[-0.5620109566725988,-0.8271297870225387]</text:p>
          </table:table-cell>
          <table:table-cell/>
          <table:table-cell office:value-type="string">
            <text:p>[0.94488,1.91656]</text:p>
          </table:table-cell>
          <table:table-cell office:value-type="string">
            <text:p>[1,2]</text:p>
          </table:table-cell>
          <table:table-cell office:value-type="string">
            <text:p>[-0.562011,-0.82713]</text:p>
          </table:table-cell>
          <table:table-cell/>
          <table:table-cell office:value-type="string">
            <text:p>[0.9448796725624946,1.9165629009182235]</text:p>
          </table:table-cell>
          <table:table-cell office:value-type="string">
            <text:p>[1,2]</text:p>
          </table:table-cell>
          <table:table-cell office:value-type="string">
            <text:p>[-0.5620109566725981,-0.8271297870225407]</text:p>
          </table:table-cell>
          <table:table-cell table:number-columns-repeated="1013"/>
        </table:table-row>
        <table:table-row table:style-name="ro2">
          <table:table-cell office:value-type="string">
            <text:p>[-0.9716764156856661,-0.904094971082905]</text:p>
          </table:table-cell>
          <table:table-cell office:value-type="string">
            <text:p>[-1,-1]</text:p>
          </table:table-cell>
          <table:table-cell office:value-type="string">
            <text:p>[-0.022480262386806116,0.9997472869695718]</text:p>
          </table:table-cell>
          <table:table-cell/>
          <table:table-cell office:value-type="string">
            <text:p>[-0.971676,-0.904095]</text:p>
          </table:table-cell>
          <table:table-cell office:value-type="string">
            <text:p>[-1,-1]</text:p>
          </table:table-cell>
          <table:table-cell office:value-type="string">
            <text:p>[-0.0224803,0.999747]</text:p>
          </table:table-cell>
          <table:table-cell/>
          <table:table-cell office:value-type="string">
            <text:p>[-0.9716764156856601,-0.9040949710829063]</text:p>
          </table:table-cell>
          <table:table-cell office:value-type="string">
            <text:p>[-1,-1]</text:p>
          </table:table-cell>
          <table:table-cell office:value-type="string">
            <text:p>[-0.022480262386683325,0.9997472869695769]</text:p>
          </table:table-cell>
          <table:table-cell table:number-columns-repeated="1013"/>
        </table:table-row>
        <table:table-row table:style-name="ro2">
          <table:table-cell office:value-type="string">
            <text:p>[-0.9897690501215699,-0.09947526157083009]</text:p>
          </table:table-cell>
          <table:table-cell office:value-type="string">
            <text:p>[-1,0]</text:p>
          </table:table-cell>
          <table:table-cell office:value-type="string">
            <text:p>[0.18148419443581376,-0.9833938616698721]</text:p>
          </table:table-cell>
          <table:table-cell/>
          <table:table-cell office:value-type="string">
            <text:p>[-0.989769,-0.0994753]</text:p>
          </table:table-cell>
          <table:table-cell office:value-type="string">
            <text:p>[-1,0]</text:p>
          </table:table-cell>
          <table:table-cell office:value-type="string">
            <text:p>[0.181484,-0.983394]</text:p>
          </table:table-cell>
          <table:table-cell/>
          <table:table-cell office:value-type="string">
            <text:p>[-0.9897690501214653,-0.0994752615708192]</text:p>
          </table:table-cell>
          <table:table-cell office:value-type="string">
            <text:p>[-1,0]</text:p>
          </table:table-cell>
          <table:table-cell office:value-type="string">
            <text:p>[0.18148419443800345,-0.9833938616694695]</text:p>
          </table:table-cell>
          <table:table-cell table:number-columns-repeated="1013"/>
        </table:table-row>
        <table:table-row table:style-name="ro2">
          <table:table-cell office:value-type="string">
            <text:p>[-0.09242759468983634,-4.961827500214797]</text:p>
          </table:table-cell>
          <table:table-cell office:value-type="string">
            <text:p>[0,-5]</text:p>
          </table:table-cell>
          <table:table-cell office:value-type="string">
            <text:p>[-0.8225151657457678,-0.5687431776454224]</text:p>
          </table:table-cell>
          <table:table-cell/>
          <table:table-cell office:value-type="string">
            <text:p>[-0.0924276,-4.96183]</text:p>
          </table:table-cell>
          <table:table-cell office:value-type="string">
            <text:p>[0,-5]</text:p>
          </table:table-cell>
          <table:table-cell office:value-type="string">
            <text:p>[-0.822515,-0.568743]</text:p>
          </table:table-cell>
          <table:table-cell/>
          <table:table-cell office:value-type="string">
            <text:p>[-0.09242759468202599,-4.9618275001958825]</text:p>
          </table:table-cell>
          <table:table-cell office:value-type="string">
            <text:p>[0,-5]</text:p>
          </table:table-cell>
          <table:table-cell office:value-type="string">
            <text:p>[-0.8225151659798078,-0.5687431773069569]</text:p>
          </table:table-cell>
          <table:table-cell table:number-columns-repeated="1013"/>
        </table:table-row>
        <table:table-row table:style-name="ro2">
          <table:table-cell office:value-type="string">
            <text:p>[-2.9328562238489915,-6.925893904945792]</text:p>
          </table:table-cell>
          <table:table-cell office:value-type="string">
            <text:p>[-3,-7]</text:p>
          </table:table-cell>
          <table:table-cell office:value-type="string">
            <text:p>[0.48509792526653095,0.8744598349278867]</text:p>
          </table:table-cell>
          <table:table-cell/>
          <table:table-cell office:value-type="string">
            <text:p>[-2.93286,-6.92589]</text:p>
          </table:table-cell>
          <table:table-cell office:value-type="string">
            <text:p>[-3,-7]</text:p>
          </table:table-cell>
          <table:table-cell office:value-type="string">
            <text:p>[0.485098,0.87446]</text:p>
          </table:table-cell>
          <table:table-cell/>
          <table:table-cell office:value-type="string">
            <text:p>[-2.9328562249389405,-6.925893903958246]</text:p>
          </table:table-cell>
          <table:table-cell office:value-type="string">
            <text:p>[-3,-7]</text:p>
          </table:table-cell>
          <table:table-cell office:value-type="string">
            <text:p>[0.4850978991836761,0.8744598493970939]</text:p>
          </table:table-cell>
          <table:table-cell table:number-columns-repeated="1013"/>
        </table:table-row>
        <table:table-row table:style-name="ro2">
          <table:table-cell office:value-type="string">
            <text:p>[0.9010808071201877,-0.014662649146948481]</text:p>
          </table:table-cell>
          <table:table-cell office:value-type="string">
            <text:p>[1,0]</text:p>
          </table:table-cell>
          <table:table-cell office:value-type="string">
            <text:p>[-0.7179057218268957,0.6961403411440853]</text:p>
          </table:table-cell>
          <table:table-cell/>
          <table:table-cell office:value-type="string">
            <text:p>[0.901081,-0.0146628]</text:p>
          </table:table-cell>
          <table:table-cell office:value-type="string">
            <text:p>[1,0]</text:p>
          </table:table-cell>
          <table:table-cell office:value-type="string">
            <text:p>[-0.717907,0.696139]</text:p>
          </table:table-cell>
          <table:table-cell/>
          <table:table-cell office:value-type="string">
            <text:p>[0.9010807499311531,-0.014662263325179836]</text:p>
          </table:table-cell>
          <table:table-cell office:value-type="string">
            <text:p>[1,0]</text:p>
          </table:table-cell>
          <table:table-cell office:value-type="string">
            <text:p>[-0.7179002706281503,0.6961459627348513]</text:p>
          </table:table-cell>
          <table:table-cell table:number-columns-repeated="1013"/>
        </table:table-row>
        <table:table-row table:style-name="ro2">
          <table:table-cell office:value-type="string">
            <text:p>[-23.910574547248665,24.044755875594372]</text:p>
          </table:table-cell>
          <table:table-cell office:value-type="string">
            <text:p>[-24,24]</text:p>
          </table:table-cell>
          <table:table-cell office:value-type="string">
            <text:p>[-0.12693451063161176,0.9919110998525589]</text:p>
          </table:table-cell>
          <table:table-cell/>
          <table:table-cell office:value-type="string">
            <text:p>[-23.9105,24.0445]</text:p>
          </table:table-cell>
          <table:table-cell office:value-type="string">
            <text:p>[-24,24]</text:p>
          </table:table-cell>
          <table:table-cell office:value-type="string">
            <text:p>[-0.12185,0.992549]</text:p>
          </table:table-cell>
          <table:table-cell/>
          <table:table-cell office:value-type="string">
            <text:p>[-23.91094892340575,24.045496216957076]</text:p>
          </table:table-cell>
          <table:table-cell office:value-type="string">
            <text:p>[-24,24]</text:p>
          </table:table-cell>
          <table:table-cell office:value-type="string">
            <text:p>[-0.14338218774079747,0.9896673927328652]</text:p>
          </table:table-cell>
          <table:table-cell table:number-columns-repeated="1013"/>
        </table:table-row>
        <table:table-row table:style-name="ro2">
          <table:table-cell office:value-type="string">
            <text:p>[-24.020285908894383,24.902079205986016]</text:p>
          </table:table-cell>
          <table:table-cell office:value-type="string">
            <text:p>[-24,25]</text:p>
          </table:table-cell>
          <table:table-cell office:value-type="string">
            <text:p>[-0.5105562239993835,-0.8598443708808536]</text:p>
          </table:table-cell>
          <table:table-cell/>
          <table:table-cell office:value-type="string">
            <text:p>[-24.0156,24.9012]</text:p>
          </table:table-cell>
          <table:table-cell office:value-type="string">
            <text:p>[-24,25]</text:p>
          </table:table-cell>
          <table:table-cell office:value-type="string">
            <text:p>[-0.422412,-0.906404]</text:p>
          </table:table-cell>
          <table:table-cell/>
          <table:table-cell office:value-type="string">
            <text:p>[-24.035703610028186,24.906590941387062]</text:p>
          </table:table-cell>
          <table:table-cell office:value-type="string">
            <text:p>[-24,25]</text:p>
          </table:table-cell>
          <table:table-cell office:value-type="string">
            <text:p>[-0.7669431503636832,-0.6417150489977879]</text:p>
          </table:table-cell>
          <table:table-cell table:number-columns-repeated="1013"/>
        </table:table-row>
        <table:table-row table:style-name="ro2">
          <table:table-cell office:value-type="string">
            <text:p>[-26.90789950065745,20.03895507695863]</text:p>
          </table:table-cell>
          <table:table-cell office:value-type="string">
            <text:p>[-27,20]</text:p>
          </table:table-cell>
          <table:table-cell office:value-type="string">
            <text:p>[0.9725894502856238,-0.2325290545138562]</text:p>
          </table:table-cell>
          <table:table-cell/>
          <table:table-cell office:value-type="string">
            <text:p>[-24.9001,23.0034]</text:p>
          </table:table-cell>
          <table:table-cell office:value-type="string">
            <text:p>[-25,23]</text:p>
          </table:table-cell>
          <table:table-cell office:value-type="string">
            <text:p>[0.483783,-0.875188]</text:p>
          </table:table-cell>
          <table:table-cell/>
          <table:table-cell office:value-type="string">
            <text:p>[-24.999698062403922,24.099999544167403]</text:p>
          </table:table-cell>
          <table:table-cell office:value-type="string">
            <text:p>[-25,24]</text:p>
          </table:table-cell>
          <table:table-cell office:value-type="string">
            <text:p>[-0.763054026166998,0.6463347067505649]</text:p>
          </table:table-cell>
          <table:table-cell table:number-columns-repeated="1013"/>
        </table:table-row>
        <table:table-row table:style-name="ro2">
          <table:table-cell office:value-type="string">
            <text:p>[-18.06621615553702,17.925063888905967]</text:p>
          </table:table-cell>
          <table:table-cell office:value-type="string">
            <text:p>[-18,18]</text:p>
          </table:table-cell>
          <table:table-cell office:value-type="string">
            <text:p>[0.3504713038002225,-0.9365734702694563]</text:p>
          </table:table-cell>
          <table:table-cell/>
          <table:table-cell office:value-type="string">
            <text:p>[-21.0688,16.0725]</text:p>
          </table:table-cell>
          <table:table-cell office:value-type="string">
            <text:p>[-21,16]</text:p>
          </table:table-cell>
          <table:table-cell office:value-type="string">
            <text:p>[-0.848571,0.529082]</text:p>
          </table:table-cell>
          <table:table-cell/>
          <table:table-cell office:value-type="string">
            <text:p>[-25.956133158899803,24.91013510000067]</text:p>
          </table:table-cell>
          <table:table-cell office:value-type="string">
            <text:p>[-26,25]</text:p>
          </table:table-cell>
          <table:table-cell office:value-type="string">
            <text:p>[0.040196732789013145,-0.9991917847305858]</text:p>
          </table:table-cell>
          <table:table-cell table:number-columns-repeated="1013"/>
        </table:table-row>
        <table:table-row table:style-name="ro2">
          <table:table-cell office:value-type="string">
            <text:p>[-17.008911732880936,15.099602113517028]</text:p>
          </table:table-cell>
          <table:table-cell office:value-type="string">
            <text:p>[-17,15]</text:p>
          </table:table-cell>
          <table:table-cell office:value-type="string">
            <text:p>[0.17863882840879813,0.9839147163167811]</text:p>
          </table:table-cell>
          <table:table-cell/>
          <table:table-cell office:value-type="string">
            <text:p>[-23.9998,17.9]</text:p>
          </table:table-cell>
          <table:table-cell office:value-type="string">
            <text:p>[-24,18]</text:p>
          </table:table-cell>
          <table:table-cell office:value-type="string">
            <text:p>[-0.846514,-0.532366]</text:p>
          </table:table-cell>
          <table:table-cell/>
          <table:table-cell office:value-type="string">
            <text:p>[-25.9220385027411,24.062625912729082]</text:p>
          </table:table-cell>
          <table:table-cell office:value-type="string">
            <text:p>[-26,24]</text:p>
          </table:table-cell>
          <table:table-cell office:value-type="string">
            <text:p>[0.967026401228994,-0.2546761459699459]</text:p>
          </table:table-cell>
          <table:table-cell table:number-columns-repeated="1013"/>
        </table:table-row>
        <table:table-row table:style-name="ro2">
          <table:table-cell office:value-type="string">
            <text:p>[-15.95373591512925,20.911345420586006]</text:p>
          </table:table-cell>
          <table:table-cell office:value-type="string">
            <text:p>[-16,21]</text:p>
          </table:table-cell>
          <table:table-cell office:value-type="string">
            <text:p>[0.9092781146880868,-0.41618903175033106]</text:p>
          </table:table-cell>
          <table:table-cell/>
          <table:table-cell office:value-type="string">
            <text:p>[-26.9218,16.0624]</text:p>
          </table:table-cell>
          <table:table-cell office:value-type="string">
            <text:p>[-27,16]</text:p>
          </table:table-cell>
          <table:table-cell office:value-type="string">
            <text:p>[0.707143,0.707071]</text:p>
          </table:table-cell>
          <table:table-cell table:number-columns-repeated="2"/>
          <table:table-cell office:value-type="string">
            <text:p>[-26,25]</text:p>
          </table:table-cell>
          <table:table-cell table:number-columns-repeated="1014"/>
        </table:table-row>
        <table:table-row table:style-name="ro2">
          <table:table-cell office:value-type="string">
            <text:p>[-14.083353938601421,20.05524600365303]</text:p>
          </table:table-cell>
          <table:table-cell office:value-type="string">
            <text:p>[-14,20]</text:p>
          </table:table-cell>
          <table:table-cell office:value-type="string">
            <text:p>[-0.7375405308572682,0.6753028693429176]</text:p>
          </table:table-cell>
          <table:table-cell/>
          <table:table-cell office:value-type="string">
            <text:p>[-26.0623,16.9218]</text:p>
          </table:table-cell>
          <table:table-cell office:value-type="string">
            <text:p>[-26,17]</text:p>
          </table:table-cell>
          <table:table-cell office:value-type="string">
            <text:p>[-0.531227,-0.847229]</text:p>
          </table:table-cell>
          <table:table-cell table:number-columns-repeated="1017"/>
        </table:table-row>
        <table:table-row table:style-name="ro2">
          <table:table-cell office:value-type="string">
            <text:p>[-15.006170789921748,20.90019057483513]</text:p>
          </table:table-cell>
          <table:table-cell office:value-type="string">
            <text:p>[-15,21]</text:p>
          </table:table-cell>
          <table:table-cell office:value-type="string">
            <text:p>[-0.8151078335060808,-0.5793092608935423]</text:p>
          </table:table-cell>
          <table:table-cell/>
          <table:table-cell office:value-type="string">
            <text:p>[-27.9005,13.9902]</text:p>
          </table:table-cell>
          <table:table-cell office:value-type="string">
            <text:p>[-28,14]</text:p>
          </table:table-cell>
          <table:table-cell office:value-type="string">
            <text:p>[0.355404,-0.934713]</text:p>
          </table:table-cell>
          <table:table-cell table:number-columns-repeated="1017"/>
        </table:table-row>
        <table:table-row table:style-name="ro2">
          <table:table-cell office:value-type="string">
            <text:p>[-18.95869671387189,18.091071612234657]</text:p>
          </table:table-cell>
          <table:table-cell office:value-type="string">
            <text:p>[-19,18]</text:p>
          </table:table-cell>
          <table:table-cell office:value-type="string">
            <text:p>[-0.10117838133810331,0.9948683004045312]</text:p>
          </table:table-cell>
          <table:table-cell/>
          <table:table-cell office:value-type="string">
            <text:p>[-26.0382,9.09241]</text:p>
          </table:table-cell>
          <table:table-cell office:value-type="string">
            <text:p>[-26,9]</text:p>
          </table:table-cell>
          <table:table-cell office:value-type="string">
            <text:p>[-0.408603,0.912712]</text:p>
          </table:table-cell>
          <table:table-cell table:number-columns-repeated="1017"/>
        </table:table-row>
        <table:table-row table:style-name="ro2">
          <table:table-cell office:value-type="string">
            <text:p>[-19.041900773516193,18.90920173361377]</text:p>
          </table:table-cell>
          <table:table-cell office:value-type="string">
            <text:p>[-19,19]</text:p>
          </table:table-cell>
          <table:table-cell office:value-type="string">
            <text:p>[-0.8226499048452887,-0.5685482688901943]</text:p>
          </table:table-cell>
          <table:table-cell/>
          <table:table-cell office:value-type="string">
            <text:p>[-26.9029,11.0239]</text:p>
          </table:table-cell>
          <table:table-cell office:value-type="string">
            <text:p>[-27,11]</text:p>
          </table:table-cell>
          <table:table-cell office:value-type="string">
            <text:p>[-0.0609575,0.99814]</text:p>
          </table:table-cell>
          <table:table-cell table:number-columns-repeated="1017"/>
        </table:table-row>
        <table:table-row table:style-name="ro2">
          <table:table-cell office:value-type="string">
            <text:p>[-26.000483760440513,14.099998829872336]</text:p>
          </table:table-cell>
          <table:table-cell office:value-type="string">
            <text:p>[-26,14]</text:p>
          </table:table-cell>
          <table:table-cell office:value-type="string">
            <text:p>[-0.8281121597076306,0.5605624416105338]</text:p>
          </table:table-cell>
          <table:table-cell/>
          <table:table-cell office:value-type="string">
            <text:p>[-26.957,11.9097]</text:p>
          </table:table-cell>
          <table:table-cell office:value-type="string">
            <text:p>[-27,12]</text:p>
          </table:table-cell>
          <table:table-cell office:value-type="string">
            <text:p>[0.736732,-0.676184]</text:p>
          </table:table-cell>
          <table:table-cell table:number-columns-repeated="1017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string">
            <text:p>All algorithms diverge at step 9</text:p>
          </table:table-cell>
          <table:table-cell table:number-columns-repeated="1023"/>
        </table:table-row>
        <table:table-row table:style-name="ro2" table:number-rows-repeated="104855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UMing H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17">00/00/0000</text:date>, <text:time style:data-style-name="N2" text:time-value="0000-00-00T15:36:4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15T16:45:26</meta:creation-date>
    <dc:date>2015-02-17T17:54:44</dc:date>
    <meta:editing-duration>PT2H16M57S</meta:editing-duration>
    <meta:editing-cycles>14</meta:editing-cycles>
    <meta:generator>LibreOffice/4.0.6.2$Linux_x86 LibreOffice_project/400m0$Build-2</meta:generator>
    <meta:document-statistic meta:table-count="1" meta:cell-count="156" meta:object-count="0"/>
  </office:meta>
</office:document-meta>
</file>